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2000000200000178000000FED0A28A40B7DA6C1E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1.213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7.4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27.491cm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 fo:min-height="2.544cm" fo:min-width="6.612cm"/>
    </style:style>
    <style:style style:name="gr6" style:family="graphic" style:parent-style-name="standard">
      <style:graphic-properties draw:fill="solid" draw:fill-color="#fedcc6" draw:textarea-horizontal-align="justify" draw:textarea-vertical-align="middle" draw:auto-grow-height="false" fo:min-height="0.258cm" fo:min-width="3.056cm"/>
    </style:style>
    <style:style style:name="gr7" style:family="graphic" style:parent-style-name="standard">
      <style:graphic-properties draw:opacity="67%" draw:textarea-horizontal-align="justify" draw:textarea-vertical-align="middle" draw:auto-grow-height="false" fo:min-height="3.052cm" fo:min-width="8.644cm"/>
    </style:style>
    <style:style style:name="gr8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67%" draw:textarea-horizontal-align="justify" draw:textarea-vertical-align="middle" draw:auto-grow-height="false" fo:min-height="5.592cm" fo:min-width="8.64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88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0.004cm" fo:min-width="6.663cm"/>
    </style:style>
    <style:style style:name="gr11" style:family="graphic">
      <style:graphic-properties style:protect="size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0.766cm" fo:min-width="27.491cm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2.548cm"/>
    </style:style>
    <style:style style:name="gr14" style:family="graphic" style:parent-style-name="standard">
      <style:graphic-properties draw:opacity="50%" draw:textarea-horizontal-align="justify" draw:textarea-vertical-align="middle" draw:auto-grow-height="false" fo:min-height="1.782cm" fo:min-width="4.326cm"/>
    </style:style>
    <style:style style:name="gr15" style:family="graphic" style:parent-style-name="standard">
      <style:graphic-properties draw:opacity="50%" draw:textarea-horizontal-align="justify" draw:textarea-vertical-align="middle" draw:auto-grow-height="false" fo:min-height="2.798cm" fo:min-width="2.294cm"/>
    </style:style>
    <style:style style:name="gr16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min-height="2.798cm" fo:min-width="6.86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 fo:min-height="0.766cm" fo:min-width="27.491cm"/>
    </style:style>
    <style:style style:name="gr19" style:family="graphic" style:parent-style-name="standard">
      <style:graphic-properties draw:opacity="50%" draw:textarea-horizontal-align="justify" draw:textarea-vertical-align="middle" draw:auto-grow-height="false" fo:min-height="1.171cm" fo:min-width="4.326cm"/>
    </style:style>
    <style:style style:name="gr20" style:family="graphic" style:parent-style-name="standard">
      <style:graphic-properties draw:opacity="50%" draw:textarea-horizontal-align="justify" draw:textarea-vertical-align="middle" draw:auto-grow-height="false" fo:min-height="3.56cm" fo:min-width="2.294cm"/>
    </style:style>
    <style:style style:name="gr21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min-height="3.56cm" fo:min-width="6.866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 fo:min-height="0.766cm" fo:min-width="27.491cm"/>
    </style:style>
    <style:style style:name="gr23" style:family="graphic" style:parent-style-name="standard">
      <style:graphic-properties draw:opacity="50%" draw:textarea-horizontal-align="justify" draw:textarea-vertical-align="middle" draw:auto-grow-height="false" fo:min-height="1.782cm" fo:min-width="3.056cm"/>
    </style:style>
    <style:style style:name="gr24" style:family="graphic" style:parent-style-name="standard">
      <style:graphic-properties draw:opacity="50%" draw:textarea-horizontal-align="justify" draw:textarea-vertical-align="middle" draw:auto-grow-height="false" fo:min-height="1.782cm" fo:min-width="4.58cm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5" style:family="paragraph">
      <loext:graphic-properties draw:fill="solid" draw:fill-color="#fedcc6"/>
      <style:paragraph-properties fo:text-align="center"/>
    </style:style>
    <style:style style:name="P6" style:family="paragraph">
      <loext:graphic-properties draw:opacity="67%"/>
      <style:paragraph-properties fo:text-align="center"/>
    </style:style>
    <style:style style:name="P7" style:family="paragraph">
      <loext:graphic-properties draw:fill="solid" draw:fill-color="#cfe7f5" draw:opacity="67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loext:graphic-properties draw:opacity="0%"/>
      <style:paragraph-properties fo:text-align="center"/>
      <style:text-properties fo:font-size="7pt" style:font-size-asian="7pt" style:font-size-complex="7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opacity="50%"/>
      <style:paragraph-properties fo:text-align="start"/>
      <style:text-properties fo:font-size="13pt" style:font-size-asian="13pt" style:font-size-complex="13pt"/>
    </style:style>
    <style:style style:name="P15" style:family="paragraph">
      <loext:graphic-properties draw:opacity="50%"/>
      <style:paragraph-properties fo:text-align="start"/>
    </style:style>
    <style:style style:name="P16" style:family="paragraph">
      <loext:graphic-properties draw:fill="solid" draw:fill-color="#cfe7f5" draw:opacity="50%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style:font-size-asian="16pt" style:font-size-complex="16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493cm" svg:height="2.6cm" svg:x="4.498cm" svg:y="0.599cm" presentation:class="title">
          <draw:text-box>
            <text:p>Gift Me Five</text:p>
          </draw:text-box>
        </draw:frame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1.016cm" svg:x="0cm" svg:y="0cm">
          <text:p text:style-name="P1">Header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13cm" svg:height="0.806cm" svg:x="25.465cm" svg:y="0.254cm">
          <draw:text-box>
            <text:p><text:span text:style-name="T1">Login</text:span></text:p>
          </draw:text-box>
        </draw:fram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112cm" svg:height="2.794cm" svg:x="20.828cm" svg:y="1.27cm">
          <text:p text:style-name="P3"><text:span text:style-name="T2">Login:</text:span></text:p>
          <text:p text:style-name="P3"><text:span text:style-name="T2">Password: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556cm" svg:height="0.508cm" svg:x="24.13cm" svg:y="2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556cm" svg:height="0.508cm" svg:x="24.13cm" svg:y="2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9.144cm" svg:height="3.302cm" svg:x="0.762cm" svg:y="2.032cm">
          <text:p text:style-name="P1">News-Ticker:<text:line-break/>Games / Hardware / anything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9.144cm" svg:height="5.842cm" svg:x="0.354cm" svg:y="7.112cm">
          <text:p text:style-name="P3"><text:span text:style-name="T2">Top Puplic Wishlists:</text:span></text:p>
          <text:p text:style-name="P3"><text:span text:style-name="T2">1. Winnie the Pooh</text:span></text:p>
          <text:p text:style-name="P3"><text:span text:style-name="T2">2. generic Popstar</text:span></text:p>
          <text:p text:style-name="P3"><text:span text:style-name="T2">3. known It-Girl</text:span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.288cm" svg:height="0.806cm" svg:x="23.114cm" svg:y="0.254cm">
          <draw:text-box>
            <text:p><text:span text:style-name="T1">Themes</text:span></text:p>
          </draw:text-box>
        </draw:frame>
        <draw:custom-shape draw:style-name="gr10" draw:text-style-name="P8" draw:layer="layout" svg:width="7.163cm" svg:height="0.254cm" svg:x="20.828cm" svg:y="15.24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7cm" svg:height="9.56cm" svg:x="2cm" svg:y="2.5cm" draw:page-number="1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493cm" svg:height="2.6cm" svg:x="4.498cm" svg:y="0.599cm" presentation:class="title">
          <draw:text-box>
            <text:p>Gift Me Five</text:p>
          </draw:text-box>
        </draw:frame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7.991cm" svg:height="1.016cm" svg:x="0cm" svg:y="0cm">
          <text:p text:style-name="P10"><text:span text:style-name="T4">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048cm" svg:height="0.508cm" svg:x="0.762cm" svg:y="0.254cm">
          <text:p text:style-name="P1"><text:span text:style-name="T5">My Wish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048cm" svg:height="0.508cm" svg:x="4.318cm" svg:y="0.254cm">
          <text:p text:style-name="P1"><text:span text:style-name="T5">Friends Wish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048cm" svg:height="0.508cm" svg:x="7.874cm" svg:y="0.254cm">
          <text:p text:style-name="P1"><text:span text:style-name="T5">Public Wish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826cm" svg:height="2.032cm" svg:x="0.762cm" svg:y="4.318cm">
          <text:p text:style-name="P13"><text:span text:style-name="T6">- Birthday</text:span></text:p>
          <text:p text:style-name="P13"><text:span text:style-name="T6">- X-Mas</text:span></text:p>
          <text:p text:style-name="P13"><text:span text:style-name="T6">- Nice to ha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2.794cm" svg:height="3.048cm" svg:x="0.762cm" svg:y="6.858cm">
          <text:p text:style-name="P13"><text:span text:style-name="T7">- X-Box</text:span></text:p>
          <text:p text:style-name="P13"><text:span text:style-name="T7">- Game 1</text:span></text:p>
          <text:p text:style-name="P13"><text:span text:style-name="T7">- Game 2</text:span></text:p>
          <text:p text:style-name="P13"><text:span text:style-name="T7">- Controller</text:span></text:p>
          <text:p text:style-name="P13"><text:span text:style-name="T7">- Money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7.366cm" svg:height="3.048cm" svg:x="4.064cm" svg:y="6.858cm">
          <text:p text:style-name="P3"><text:span text:style-name="T8">- X-Box@Amazon</text:span></text:p>
          <text:p text:style-name="P3"><text:span text:style-name="T8">- Game@GameStar.de</text:span></text:p>
          <text:p text:style-name="P3"><text:span text:style-name="T8">- Game@Chip.de</text:span></text:p>
          <text:p text:style-name="P3"><text:span text:style-name="T8">- Controllerpic (minecraft-edition)</text:span></text:p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2.018cm" svg:height="0.806cm" svg:x="25.466cm" svg:y="0.254cm">
          <draw:text-box>
            <text:p><text:span text:style-name="T1">Logout</text:span></text:p>
          </draw:text-box>
        </draw:frame>
        <draw:frame draw:style-name="gr9" draw:text-style-name="P2" draw:layer="layout" svg:width="2.288cm" svg:height="0.806cm" svg:x="23.114cm" svg:y="0.254cm">
          <draw:text-box>
            <text:p><text:span text:style-name="T1">Themes</text:span></text:p>
          </draw:text-box>
        </draw:frame>
        <draw:custom-shape draw:style-name="gr13" draw:text-style-name="P12" draw:layer="layout" svg:width="3.048cm" svg:height="0.508cm" svg:x="0.762cm" svg:y="1.016cm">
          <text:p text:style-name="P1"><text:span text:style-name="T5">New WishLis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163cm" svg:height="0.254cm" svg:x="20.859cm" svg:y="15.245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7cm" svg:height="9.56cm" svg:x="2cm" svg:y="2.5cm" draw:page-number="2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layer="layout" svg:width="22.493cm" svg:height="2.6cm" svg:x="4.498cm" svg:y="0.599cm" presentation:class="title">
          <draw:text-box>
            <text:p>Gift Me Five</text:p>
          </draw:text-box>
        </draw:frame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7.991cm" svg:height="1.016cm" svg:x="0cm" svg:y="0cm">
          <text:p text:style-name="P10"><text:span text:style-name="T4">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048cm" svg:height="0.508cm" svg:x="0.762cm" svg:y="0.254cm">
          <text:p text:style-name="P1"><text:span text:style-name="T5">My Wish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048cm" svg:height="0.508cm" svg:x="4.318cm" svg:y="0.254cm">
          <text:p text:style-name="P1"><text:span text:style-name="T5">Friends Wish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048cm" svg:height="0.508cm" svg:x="7.874cm" svg:y="0.254cm">
          <text:p text:style-name="P1"><text:span text:style-name="T5">Public Wish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826cm" svg:height="1.421cm" svg:x="3.81cm" svg:y="1.778cm">
          <text:p text:style-name="P13"><text:span text:style-name="T6">- Fred’s Birthday</text:span></text:p>
          <text:p text:style-name="P13"><text:span text:style-name="T6">- Silver Wedd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2.794cm" svg:height="3.81cm" svg:x="4.064cm" svg:y="3.81cm">
          <text:p text:style-name="P13"><text:span text:style-name="T7">- PS4Pro</text:span></text:p>
          <text:p text:style-name="P13"><text:span text:style-name="T7">- Game 1</text:span></text:p>
          <text:p text:style-name="P13"><text:span text:style-name="T7">- Game 2</text:span></text:p>
          <text:p text:style-name="P13"><text:span text:style-name="T7">- Controller</text:span></text:p>
          <text:p text:style-name="P13"><text:span text:style-name="T7">- VR</text:span></text:p>
          <text:p text:style-name="P13"><text:span text:style-name="T7">- Camera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7.366cm" svg:height="3.81cm" svg:x="7.366cm" svg:y="3.81cm">
          <text:p text:style-name="P3"><text:span text:style-name="T8">- </text:span><text:span text:style-name="T8"><text:a xlink:href="mailto:PS4Pro@google" xlink:type="simple">PS4Pro@google</text:a></text:span><text:span text:style-name="T8">Shopping</text:span></text:p>
          <text:p text:style-name="P3"><text:span text:style-name="T8">- Game@amazon</text:span></text:p>
          <text:p text:style-name="P3"><text:span text:style-name="T8">- Game@gameshop.de</text:span></text:p>
          <text:p text:style-name="P3"><text:span text:style-name="T8"/></text:p>
          <text:p text:style-name="P3"><text:span text:style-name="T8">- VR Tests</text:span></text:p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2.018cm" svg:height="0.806cm" svg:x="25.466cm" svg:y="0.254cm">
          <draw:text-box>
            <text:p><text:span text:style-name="T1">Logout</text:span></text:p>
          </draw:text-box>
        </draw:frame>
        <draw:frame draw:style-name="gr9" draw:text-style-name="P2" draw:layer="layout" svg:width="2.288cm" svg:height="0.806cm" svg:x="23.114cm" svg:y="0.254cm">
          <draw:text-box>
            <text:p><text:span text:style-name="T1">Themes</text:span></text:p>
          </draw:text-box>
        </draw:frame>
        <draw:custom-shape draw:style-name="gr10" draw:text-style-name="P8" draw:layer="layout" svg:width="7.163cm" svg:height="0.254cm" svg:x="20.859cm" svg:y="15.245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7cm" svg:height="9.56cm" svg:x="2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493cm" svg:height="2.6cm" svg:x="4.498cm" svg:y="0.599cm" presentation:class="title">
          <draw:text-box>
            <text:p>Gift Me Five</text:p>
          </draw:text-box>
        </draw:frame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7.991cm" svg:height="1.016cm" svg:x="0cm" svg:y="0cm">
          <text:p text:style-name="P10"><text:span text:style-name="T4">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048cm" svg:height="0.508cm" svg:x="0.762cm" svg:y="0.254cm">
          <text:p text:style-name="P1"><text:span text:style-name="T5">My Wish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048cm" svg:height="0.508cm" svg:x="4.318cm" svg:y="0.254cm">
          <text:p text:style-name="P1"><text:span text:style-name="T5">Friends Wish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048cm" svg:height="0.508cm" svg:x="7.874cm" svg:y="0.254cm">
          <text:p text:style-name="P1"><text:span text:style-name="T5">Public Wish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826cm" svg:height="1.421cm" svg:x="6.096cm" svg:y="1.778cm">
          <text:p text:style-name="P13"><text:span text:style-name="T6">- known Influencer</text:span></text:p>
          <text:p text:style-name="P13"><text:span text:style-name="T6">- known YouTub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.556cm" svg:height="2.032cm" svg:x="3.302cm" svg:y="3.81cm">
          <text:p text:style-name="P13"><text:span text:style-name="T7">- 4k WebCam</text:span></text:p>
          <text:p text:style-name="P13"><text:span text:style-name="T7">- Top Micro</text:span></text:p>
          <text:p text:style-name="P13"><text:span text:style-name="T7">- Twitch Coin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5.08cm" svg:height="2.032cm" svg:x="7.62cm" svg:y="3.81cm">
          <text:p text:style-name="P13"><text:span text:style-name="T7">- preferred Shoplink</text:span></text:p>
          <text:p text:style-name="P13"><text:span text:style-name="T8">- </text:span><text:span text:style-name="T7">preferred Shoplink</text:span></text:p>
          <text:p text:style-name="P13"><text:span text:style-name="T7">- Twitch Target Account</text:span></text:p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2.018cm" svg:height="0.806cm" svg:x="25.466cm" svg:y="0.254cm">
          <draw:text-box>
            <text:p><text:span text:style-name="T1">Logout</text:span></text:p>
          </draw:text-box>
        </draw:frame>
        <draw:frame draw:style-name="gr9" draw:text-style-name="P2" draw:layer="layout" svg:width="2.288cm" svg:height="0.806cm" svg:x="23.114cm" svg:y="0.254cm">
          <draw:text-box>
            <text:p><text:span text:style-name="T1">Themes</text:span></text:p>
          </draw:text-box>
        </draw:frame>
        <draw:custom-shape draw:style-name="gr10" draw:text-style-name="P8" draw:layer="layout" svg:width="7.163cm" svg:height="0.254cm" svg:x="20.859cm" svg:y="15.245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7cm" svg:height="9.56cm" svg:x="2cm" svg:y="2.5cm" draw:page-number="4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snowman" xlink:href="Pictures/2000000200000178000000FED0A28A40B7DA6C1E.eps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bitmap" draw:fill-image-name="snowman" draw:fill-image-width="0.001cm" draw:fill-image-height="0.001cm" style:repeat="stretch" draw:fill-image-ref-point-x="0%" draw:fill-image-ref-point-y="0%" draw:fill-image-ref-point="center" draw:tile-repeat-offset="0% vertical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snowman" draw:fill-image-width="0.001cm" draw:fill-image-height="0.001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NA" style:page-layout-name="PM1" draw:style-name="Mdp1">
      <draw:frame presentation:style-name="DNA-title" draw:layer="backgroundobjects" svg:width="22.493cm" svg:height="2.6cm" svg:x="4.498cm" svg:y="0.599cm" presentation:class="title" presentation:placeholder="true">
        <draw:text-box/>
      </draw:frame>
      <draw:frame presentation:style-name="DNA-outline1" draw:layer="backgroundobjects" svg:width="22.493cm" svg:height="9.133cm" svg:x="4.498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4.398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2cm" svg:height="1.085cm" svg:x="11.071cm" svg:y="14.34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2:53:25.335793649</meta:creation-date>
    <meta:editing-duration>PT24M54S</meta:editing-duration>
    <meta:editing-cycles>10</meta:editing-cycles>
    <meta:generator>LibreOffice/6.0.7.3$Linux_X86_64 LibreOffice_project/00m0$Build-3</meta:generator>
    <dc:title>DNA</dc:title>
    <dc:date>2019-12-16T13:32:52.824596451</dc:date>
    <meta:document-statistic meta:object-count="81"/>
  </office:meta>
</office:document-meta>
</file>